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3" style:family="table-column">
      <style:table-column-properties fo:break-before="auto" style:column-width="10.629cm"/>
    </style:style>
    <style:style style:name="co6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10.194cm"/>
    </style:style>
    <style:style style:name="co10" style:family="table-column">
      <style:table-column-properties fo:break-before="auto" style:column-width="6.544cm"/>
    </style:style>
    <style:style style:name="co11" style:family="table-column">
      <style:table-column-properties fo:break-before="auto" style:column-width="8.777cm"/>
    </style:style>
    <style:style style:name="co12" style:family="table-column">
      <style:table-column-properties fo:break-before="auto" style:column-width="10.084cm"/>
    </style:style>
    <style:style style:name="co14" style:family="table-column">
      <style:table-column-properties fo:break-before="auto" style:column-width="7.96cm"/>
    </style:style>
    <style:style style:name="co15" style:family="table-column">
      <style:table-column-properties fo:break-before="auto" style:column-width="15.967cm"/>
    </style:style>
    <style:style style:name="co16" style:family="table-column">
      <style:table-column-properties fo:break-before="auto" style:column-width="3.739cm"/>
    </style:style>
    <style:style style:name="co17" style:family="table-column">
      <style:table-column-properties fo:break-before="auto" style:column-width="4.2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23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quivalencia por materias</text:p>
          </table:table-cell>
          <table:table-cell office:value-type="string" calcext:value-type="string">
            <text:p>Diferencia de creditos</text:p>
          </table:table-cell>
          <table:table-cell office:value-type="string" calcext:value-type="string">
            <text:p>Equivalencia por creditos</text:p>
          </table:table-cell>
        </table:table-row>
        <table:table-row table:style-name="ro1">
          <table:table-cell office:value-type="string" calcext:value-type="string">
            <text:p>Análisis Matemático II</text:p>
          </table:table-cell>
          <table:table-cell office:value-type="string" calcext:value-type="string">
            <text:p>Análisis Matemático II 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ndamentos de Programación</text:p>
          </table:table-cell>
          <table:table-cell office:value-type="string" calcext:value-type="string">
            <text:p>Algoritmos y Programación 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troducción al Desarrollo de Softwar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Álgebra Lineal</text:p>
          </table:table-cell>
          <table:table-cell office:value-type="string" calcext:value-type="string">
            <text:p>Álgebra II 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ganización del Computador</text:p>
          </table:table-cell>
          <table:table-cell office:value-type="string" calcext:value-type="string">
            <text:p>Estructura del Computado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goritmos y Estructura de Datos</text:p>
          </table:table-cell>
          <table:table-cell office:value-type="string" calcext:value-type="string">
            <text:p>Algoritmos y Programación I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adigmas de Programación</text:p>
          </table:table-cell>
          <table:table-cell office:value-type="string" calcext:value-type="string">
            <text:p>Algoritmos y Programación II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babilidad y Estadística</text:p>
          </table:table-cell>
          <table:table-cell office:value-type="string" calcext:value-type="string">
            <text:p>Probabilidad y Estadística B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oría de Algoritmos</text:p>
          </table:table-cell>
          <table:table-cell office:value-type="string" calcext:value-type="string">
            <text:p>Teoría de Algoritmos 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oría de Algoritmos</text:p>
          </table:table-cell>
          <table:table-cell office:value-type="string" calcext:value-type="string">
            <text:p>Modelos y Optimización 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oría de Algoritmos</text:p>
          </table:table-cell>
          <table:table-cell office:value-type="string" calcext:value-type="string">
            <text:p>Matemática Discreta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se de Dato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delación Numérica</text:p>
          </table:table-cell>
          <table:table-cell office:value-type="string" calcext:value-type="string">
            <text:p>Análisis Numérico 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ller de Programación</text:p>
          </table:table-cell>
          <table:table-cell office:value-type="string" calcext:value-type="string">
            <text:p>Taller de Programación 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geniería de Software I</text:p>
          </table:table-cell>
          <table:table-cell office:value-type="string" calcext:value-type="string">
            <text:p>Análisis de la Informació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encia de Datos</text:p>
          </table:table-cell>
          <table:table-cell office:value-type="string" calcext:value-type="string">
            <text:p>Organización de Dato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geniería de Software II</text:p>
          </table:table-cell>
          <table:table-cell office:value-type="string" calcext:value-type="string">
            <text:p>Técnicas de Diseñ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geniería de Software II</text:p>
          </table:table-cell>
          <table:table-cell office:value-type="string" calcext:value-type="string">
            <text:p>Taller de Programación I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gramación Concurrente</text:p>
          </table:table-cell>
          <table:table-cell office:value-type="string" calcext:value-type="string">
            <text:p>Técnicas de Programación Concurren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gramación Concurrente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des</text:p>
          </table:table-cell>
          <table:table-cell office:value-type="string" calcext:value-type="string">
            <text:p>Introducción a los Sistemas Distribuido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ísica para Informática</text:p>
          </table:table-cell>
          <table:table-cell office:value-type="string" calcext:value-type="string">
            <text:p>Física II 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presas de Base Tecnológica I</text:p>
          </table:table-cell>
          <table:table-cell office:value-type="string" calcext:value-type="string">
            <text:p>Legislación y Ejercicio Profesional de la Ingeniería en Informática &amp; Ingeniería Económic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presas de Base Tecnológica I</text:p>
          </table:table-cell>
          <table:table-cell office:value-type="string" calcext:value-type="string">
            <text:p>Legislación y Ejercicio Profesional de la Ingeniería en Informática &amp; Estructura Económica Argentin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stión del Desarrollo de Sistemas Informáticos</text:p>
          </table:table-cell>
          <table:table-cell office:value-type="string" calcext:value-type="string">
            <text:p>Administración y Control de Proyectos Informáticos 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stión del Desarrollo de Sistemas Informáticos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stemas Distribuidos 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stemas Distribuidos I</text:p>
          </table:table-cell>
          <table:table-cell office:value-type="string" calcext:value-type="string">
            <text:p>Taller de Programación I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stemas Distribuidos I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ller de Seguridad Informática</text:p>
          </table:table-cell>
          <table:table-cell office:value-type="string" calcext:value-type="string">
            <text:p>Criptografía y Seguridad Informátic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ller de Seguridad Informática</text:p>
          </table:table-cell>
          <table:table-cell office:value-type="string" calcext:value-type="string">
            <text:p>Organización de Computadora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ller de Seguridad Informática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presas de Base Tecnológica II</text:p>
          </table:table-cell>
          <table:table-cell office:value-type="string" calcext:value-type="string">
            <text:p>Estructura de las Organizacion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ámen Inglés</text:p>
          </table:table-cell>
          <table:table-cell office:value-type="string" calcext:value-type="string">
            <text:p>Idioma Inglés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Obligatorias" table:style-name="ta1">
        <table:table-column table:style-name="co13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Creditos extra</text:p>
          </table:table-cell>
        </table:table-row>
        <table:table-row table:style-name="ro1">
          <table:table-cell office:value-type="string" calcext:value-type="string">
            <text:p>Análisis Matemático II 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ísica I 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goritmos y Programación 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Álgebra II 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ísica II 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goritmos y Programación I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babilidad y Estadística B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ructura del Computado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goritmos y Programación II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álisis Numérico 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stemas Operativo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anización de Dato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er de Programación 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os y Optimización 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er de Programación I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álisis de la Informació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écnicas de Diseñ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e de Dato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roducción a los Sistemas Distribuido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gislación y Ejercicio Profesional de la Ingeniería en Informátic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Electivas" table:style-name="ta1">
        <table:table-column table:style-name="co9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Creditos extra</text:p>
          </table:table-cell>
        </table:table-row>
        <table:table-row table:style-name="ro1">
          <table:table-cell office:value-type="string" calcext:value-type="string">
            <text:p>Matemática Discret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álisis Matemático III 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uaciones Diferenciales Ordinaria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álisis Funciona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cánica Racion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ísica III 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ímic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ática y Resistencia de Materiales B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álisis de Circuito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itos Electrónicos I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oratorio de Microcomputadora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oratori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stemas Digital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oría de Control 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itos de Pulso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anización de Computadora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oría de la Información y Codificació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quitecturas Paralela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ótic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écnica Digital Avanzad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amiento del Habl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amiento de Imágen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stemas Biológico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ulación de Sistemas de Contro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es Neuronal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ptografía y Seguridad Informátic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stemas Gráfico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ñales y Sistema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os Estocástico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damentos Matemáticos de la Visión en Robótic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ructura de las Organizacion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rmación en las Organizacion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os y Optimización I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ructura Económica Argentin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os y Optimización II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álisis y Resolución de Problema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itos de Información en la Empres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rsos Humano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geniería Económic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riales Industriales 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nguajes Formal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nguajes de Programació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ulació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oría de Algoritmos 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oría de Algoritmos I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oría de Lenguaj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álisis Numérico II 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idad en Desarrollo de Sistema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roducción a los Sistemas Inteligent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écnicas de Producción de Software 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écnicas de Producción de Software I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écnicas de Producción de Software II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er de Desarrollo de Proyectos II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anización de la Implantación y el Mantenimient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os de Proceso de Desarroll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aluación de Proyectos y Manejo de Riesgo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écnicas de Programación Concurrente I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stemas Distribuidos I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stemas Multimedial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stemas Automáticos de Diagnóstico y Detección de Fallas I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stemas de Programación no convencional de Robot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inario de Ingeniería en Informática 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inario de Ingeniería en Informática I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quitectura de Softwar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ioma Inglé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dioma Alemá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dioma Francé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dioma Italiano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dioma Portugués</text:p>
          </table:table-cell>
          <table:table-cell table:number-columns-repeated="2" office:value-type="float" office:value="4" calcext:value-type="float">
            <text:p>4</text:p>
          </table:table-cell>
        </table:table-row>
      </table:table>
      <table:table table:name="Orientacion - Distribuidos" table:style-name="ta1">
        <table:table-column table:style-name="co10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Creditos extra</text:p>
          </table:table-cell>
        </table:table-row>
        <table:table-row table:style-name="ro1">
          <table:table-cell office:value-type="string" calcext:value-type="string">
            <text:p>Técnicas de Programación Concurrent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stemas Distribuidos 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er de Programación II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Orientacion - Gestion" table:style-name="ta1">
        <table:table-column table:style-name="co11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Creditos extra</text:p>
          </table:table-cell>
        </table:table-row>
        <table:table-row table:style-name="ro1">
          <table:table-cell office:value-type="string" calcext:value-type="string">
            <text:p>Administración y Control de Proyectos Informáticos 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er de Desarrollo de Proyectos 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ministración y Control de Proyectos Informáticos I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er de Desarrollo de Proyectos I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Orientacion - Produccion" table:style-name="ta1">
        <table:table-column table:style-name="co12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Creditos extra</text:p>
          </table:table-cell>
        </table:table-row>
        <table:table-row table:style-name="ro1">
          <table:table-cell office:value-type="string" calcext:value-type="string">
            <text:p>Manufactura Integrada por Computadora (CIM) 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stemas Automáticos de Diagnóstico y Detección de Fallas 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ufactura Integrada por Computadora (CIM) I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stemas de Soporte para Celdas de Producción Flexibl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 style:data-style-name="N2" text:time-value="19:16:03.10494104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31T19:16:11.826399831</dc:date>
    <meta:editing-duration>PT21M8S</meta:editing-duration>
    <meta:editing-cycles>13</meta:editing-cycles>
    <meta:generator>LibreOffice/7.6.2.1$Linux_X86_64 LibreOffice_project/60$Build-1</meta:generator>
    <meta:document-statistic meta:table-count="6" meta:cell-count="420" meta:object-count="0"/>
  </office:meta>
</office:document-meta>
</file>